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505050" style:font-name="Liberation Serif" fo:font-size="12pt" fo:letter-spacing="normal" fo:font-style="normal" fo:font-weight="normal" officeooo:rsid="0014026f" officeooo:paragraph-rsid="00217835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4026f" officeooo:paragraph-rsid="00217835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officeooo:rsid="0014026f" officeooo:paragraph-rsid="0014026f" style:font-size-asian="12pt" style:font-size-complex="12pt"/>
    </style:style>
    <style:style style:name="P4" style:family="paragraph" style:parent-style-name="Standard">
      <style:text-properties fo:color="#000000" fo:font-size="12pt" fo:font-weight="bold" officeooo:rsid="0014026f" officeooo:paragraph-rsid="001c29dd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Liberation Serif" fo:font-size="12pt" fo:font-weight="normal" officeooo:rsid="0014026f" officeooo:paragraph-rsid="0014026f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Liberation Serif" fo:font-size="12pt" fo:font-weight="bold" officeooo:rsid="0014026f" officeooo:paragraph-rsid="001c29dd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Liberation Serif" fo:font-size="12pt" fo:font-weight="bold" officeooo:rsid="0014026f" officeooo:paragraph-rsid="001dea2e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bold" officeooo:rsid="0014026f" officeooo:paragraph-rsid="0014026f" style:font-size-asian="12pt" style:font-size-complex="12pt"/>
    </style:style>
    <style:style style:name="P9" style:family="paragraph" style:parent-style-name="Standard">
      <style:paragraph-properties fo:break-before="page"/>
      <style:text-properties fo:color="#000000" style:font-name="Liberation Serif" fo:font-size="12pt" fo:font-weight="bold" officeooo:rsid="0014026f" officeooo:paragraph-rsid="001dea2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break-before="page"/>
      <style:text-properties fo:color="#000000" style:font-name="Liberation Serif" fo:font-size="12pt" fo:font-weight="bold" officeooo:rsid="0014026f" officeooo:paragraph-rsid="00217835" style:font-size-asian="12pt" style:font-weight-asian="normal" style:font-size-complex="12pt" style:font-weight-complex="normal"/>
    </style:style>
    <style:style style:name="P11" style:family="paragraph" style:parent-style-name="Header">
      <style:text-properties fo:color="#ce181e" style:font-name="Liberation Serif" fo:font-size="13pt" fo:font-weight="bold" officeooo:paragraph-rsid="0013eca5" style:font-size-asian="13pt" style:font-size-complex="13pt"/>
    </style:style>
    <style:style style:name="P12" style:family="paragraph" style:parent-style-name="Header">
      <style:text-properties fo:color="#ce181e" style:font-name="Liberation Serif" fo:font-size="13pt" style:text-underline-style="solid" style:text-underline-width="auto" style:text-underline-color="font-color" fo:font-weight="bold" officeooo:rsid="0013eca5" officeooo:paragraph-rsid="0013eca5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color="#505050" style:font-name="OpenSans" fo:letter-spacing="normal" fo:font-style="normal" fo:font-weight="normal"/>
    </style:style>
    <style:style style:name="T2" style:family="text">
      <style:text-properties fo:font-variant="normal" fo:text-transform="none" fo:color="#505050" fo:letter-spacing="normal" fo:font-style="normal" fo:font-weight="normal"/>
    </style:style>
    <style:style style:name="T3" style:family="text">
      <style:text-properties fo:font-variant="normal" fo:text-transform="none" fo:color="#505050" fo:letter-spacing="normal" fo:font-style="normal" fo:font-weight="normal" officeooo:rsid="0013eca5"/>
    </style:style>
    <style:style style:name="T4" style:family="text">
      <style:text-properties fo:font-variant="normal" fo:text-transform="none" style:font-name="OpenSans" fo:font-size="9pt" fo:letter-spacing="normal" fo:font-style="normal" fo:font-weight="normal" officeooo:rsid="0014eb09" style:font-style-asian="normal" style:font-weight-asian="bold" style:font-style-complex="normal" style:font-weight-complex="bold"/>
    </style:style>
    <style:style style:name="T5" style:family="text">
      <style:text-properties fo:font-variant="normal" fo:text-transform="none" style:font-name="OpenSans" fo:font-size="9pt" fo:letter-spacing="normal" fo:font-style="normal" fo:font-weight="normal" officeooo:rsid="00208e00" style:font-style-asian="normal" style:font-weight-asian="bold" style:font-style-complex="normal" style:font-weight-complex="bold"/>
    </style:style>
    <style:style style:name="T6" style:family="text">
      <style:text-properties fo:font-variant="normal" fo:text-transform="none" style:font-name="OpenSans" fo:font-size="9pt" fo:letter-spacing="normal" fo:font-style="normal" fo:font-weight="normal" officeooo:rsid="001ef56d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style:font-name="OpenSans" fo:font-size="9pt" fo:letter-spacing="normal" fo:font-style="normal" officeooo:rsid="0014eb09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style:font-name="OpenSans" fo:font-size="9pt" fo:letter-spacing="normal" fo:font-style="normal" officeooo:rsid="001ef56d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style:font-name="OpenSans" fo:font-size="9pt" fo:letter-spacing="normal" fo:font-style="normal" officeooo:rsid="00208e00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style:font-name="OpenSans" fo:font-size="9pt" fo:letter-spacing="normal" fo:font-style="normal" officeooo:rsid="00217835" style:font-style-asian="normal" style:font-weight-asian="bold" style:font-style-complex="normal" style:font-weight-complex="bold"/>
    </style:style>
    <style:style style:name="T11" style:family="text">
      <style:text-properties fo:font-variant="normal" fo:text-transform="none" fo:font-size="9pt" fo:letter-spacing="normal" fo:font-style="normal" fo:font-weight="normal" officeooo:rsid="0014eb09" style:font-style-asian="normal" style:font-weight-asian="bold" style:font-style-complex="normal" style:font-weight-complex="bold"/>
    </style:style>
    <style:style style:name="T12" style:family="text">
      <style:text-properties fo:font-variant="normal" fo:text-transform="none" fo:font-size="9pt" fo:letter-spacing="normal" fo:font-style="normal" fo:font-weight="normal" officeooo:rsid="00208e00" style:font-style-asian="normal" style:font-weight-asian="bold" style:font-style-complex="normal" style:font-weight-complex="bold"/>
    </style:style>
    <style:style style:name="T13" style:family="text">
      <style:text-properties fo:font-variant="normal" fo:text-transform="none" fo:font-size="9pt" fo:letter-spacing="normal" fo:font-style="normal" officeooo:rsid="00217835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font-size="9pt" fo:letter-spacing="normal" fo:font-style="normal" officeooo:rsid="0014eb09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fo:letter-spacing="normal" fo:font-style="italic" fo:font-weight="normal" officeooo:rsid="0013eca5" style:font-style-asian="italic" style:font-style-complex="italic"/>
    </style:style>
    <style:style style:name="T16" style:family="text">
      <style:text-properties fo:font-variant="normal" fo:text-transform="none" fo:letter-spacing="normal" fo:font-style="normal" fo:font-weight="normal" officeooo:rsid="0014eb09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letter-spacing="normal" fo:font-style="normal" fo:font-weight="normal" officeooo:rsid="00208e00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letter-spacing="normal" fo:font-style="normal" fo:font-weight="normal" officeooo:rsid="0014eb09" style:font-style-asian="normal" style:font-style-complex="normal"/>
    </style:style>
    <style:style style:name="T19" style:family="text">
      <style:text-properties fo:font-variant="normal" fo:text-transform="none" fo:letter-spacing="normal" fo:font-style="normal" officeooo:rsid="0014eb09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fo:letter-spacing="normal" fo:font-style="normal" officeooo:rsid="001ef56d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fo:letter-spacing="normal" fo:font-style="normal" officeooo:rsid="00208e00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fo:letter-spacing="normal" fo:font-style="normal" officeooo:rsid="00217835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color="#ba131a" style:font-name="OpenSans" fo:font-size="9pt" fo:letter-spacing="normal" fo:font-style="normal" fo:font-weight="normal" officeooo:rsid="0014eb09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ba131a" fo:letter-spacing="normal" fo:font-style="normal" fo:font-weight="normal"/>
    </style:style>
    <style:style style:name="T25" style:family="text">
      <style:text-properties fo:font-variant="normal" fo:text-transform="none" fo:color="#ba131a" fo:letter-spacing="normal" fo:font-style="normal" fo:font-weight="normal" officeooo:rsid="0014eb09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ba131a" fo:letter-spacing="normal" fo:font-style="normal" fo:font-weight="normal" officeooo:rsid="0014eb09" style:font-style-asian="normal" style:font-style-complex="normal"/>
    </style:style>
    <style:style style:name="T27" style:family="text">
      <style:text-properties fo:font-variant="normal" fo:text-transform="none" fo:color="#ba131a" style:font-name="Liberation Serif" fo:letter-spacing="normal" fo:font-style="normal" fo:font-weight="normal"/>
    </style:style>
    <style:style style:name="T28" style:family="text">
      <style:text-properties fo:font-variant="normal" fo:text-transform="none" fo:color="#ba131a" fo:font-size="9pt" fo:letter-spacing="normal" fo:font-style="normal" fo:font-weight="normal" officeooo:rsid="0014eb09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888a" style:font-name="OpenSans" fo:font-size="9pt" fo:letter-spacing="normal" fo:font-style="normal" fo:font-weight="normal" officeooo:rsid="0014eb09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888a" style:font-name="OpenSans" fo:font-size="9pt" fo:letter-spacing="normal" fo:font-style="normal" fo:font-weight="normal" officeooo:rsid="00208e0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888a" style:font-name="OpenSans" fo:font-size="9pt" fo:letter-spacing="normal" fo:font-style="normal" fo:font-weight="normal" officeooo:rsid="00232256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00888a" style:font-name="OpenSans" fo:font-size="9pt" fo:letter-spacing="normal" fo:font-style="normal" officeooo:rsid="0014eb09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color="#00888a" style:font-name="OpenSans" fo:font-size="9pt" fo:letter-spacing="normal" fo:font-style="normal" officeooo:rsid="00208e00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color="#00888a" style:font-name="OpenSans" fo:font-size="9pt" fo:letter-spacing="normal" fo:font-style="normal" officeooo:rsid="00232256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color="#00888a" fo:letter-spacing="normal" fo:font-style="normal" fo:font-weight="normal"/>
    </style:style>
    <style:style style:name="T36" style:family="text">
      <style:text-properties fo:font-variant="normal" fo:text-transform="none" fo:color="#00888a" fo:letter-spacing="normal" fo:font-style="normal" fo:font-weight="normal" officeooo:rsid="001c29dd"/>
    </style:style>
    <style:style style:name="T37" style:family="text">
      <style:text-properties fo:font-variant="normal" fo:text-transform="none" fo:color="#00888a" fo:letter-spacing="normal" fo:font-style="normal" fo:font-weight="normal" officeooo:rsid="0014eb09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fo:color="#00888a" fo:letter-spacing="normal" fo:font-style="normal" fo:font-weight="normal" officeooo:rsid="00232256" style:font-style-asian="normal" style:font-weight-asian="bold" style:font-style-complex="normal" style:font-weight-complex="bold"/>
    </style:style>
    <style:style style:name="T39" style:family="text">
      <style:text-properties fo:font-variant="normal" fo:text-transform="none" fo:color="#00888a" fo:letter-spacing="normal" fo:font-style="normal" fo:font-weight="normal" officeooo:rsid="0014eb09" style:font-style-asian="normal" style:font-style-complex="normal"/>
    </style:style>
    <style:style style:name="T40" style:family="text">
      <style:text-properties fo:font-variant="normal" fo:text-transform="none" fo:color="#00888a" fo:letter-spacing="normal" fo:font-style="normal" fo:font-weight="normal" officeooo:rsid="00208e00" style:font-style-asian="normal" style:font-style-complex="normal"/>
    </style:style>
    <style:style style:name="T41" style:family="text">
      <style:text-properties fo:font-variant="normal" fo:text-transform="none" fo:color="#00888a" fo:letter-spacing="normal" fo:font-style="normal" style:font-style-asian="normal" style:font-weight-asian="bold" style:font-style-complex="normal" style:font-weight-complex="bold"/>
    </style:style>
    <style:style style:name="T42" style:family="text">
      <style:text-properties fo:font-variant="normal" fo:text-transform="none" fo:color="#00888a" fo:letter-spacing="normal" fo:font-style="normal" officeooo:rsid="0014eb09" style:font-style-asian="normal" style:font-weight-asian="bold" style:font-style-complex="normal" style:font-weight-complex="bold"/>
    </style:style>
    <style:style style:name="T43" style:family="text">
      <style:text-properties fo:font-variant="normal" fo:text-transform="none" fo:color="#00888a" fo:letter-spacing="normal" fo:font-style="normal" officeooo:rsid="001c29dd" style:font-style-asian="normal" style:font-weight-asian="bold" style:font-style-complex="normal" style:font-weight-complex="bold"/>
    </style:style>
    <style:style style:name="T44" style:family="text">
      <style:text-properties fo:font-variant="normal" fo:text-transform="none" fo:color="#00888a" fo:letter-spacing="normal" fo:font-style="normal" officeooo:rsid="00208e00" style:font-style-asian="normal" style:font-weight-asian="bold" style:font-style-complex="normal" style:font-weight-complex="bold"/>
    </style:style>
    <style:style style:name="T45" style:family="text">
      <style:text-properties fo:font-variant="normal" fo:text-transform="none" fo:color="#00888a" fo:letter-spacing="normal" fo:font-style="normal" officeooo:rsid="00232256" style:font-style-asian="normal" style:font-weight-asian="bold" style:font-style-complex="normal" style:font-weight-complex="bold"/>
    </style:style>
    <style:style style:name="T46" style:family="text">
      <style:text-properties fo:font-variant="normal" fo:text-transform="none" fo:color="#00888a" style:font-name="Liberation Serif" fo:letter-spacing="normal" fo:font-style="normal" fo:font-weight="normal"/>
    </style:style>
    <style:style style:name="T47" style:family="text">
      <style:text-properties fo:font-variant="normal" fo:text-transform="none" fo:color="#00888a" style:font-name="Liberation Serif" fo:letter-spacing="normal" fo:font-style="normal" fo:font-weight="normal" officeooo:rsid="001c29dd"/>
    </style:style>
    <style:style style:name="T48" style:family="text">
      <style:text-properties fo:font-variant="normal" fo:text-transform="none" fo:color="#00888a" style:font-name="Liberation Serif" fo:letter-spacing="normal" fo:font-style="normal" style:font-style-asian="normal" style:font-weight-asian="bold" style:font-style-complex="normal" style:font-weight-complex="bold"/>
    </style:style>
    <style:style style:name="T49" style:family="text">
      <style:text-properties fo:font-variant="normal" fo:text-transform="none" fo:color="#00888a" style:font-name="Liberation Serif" fo:letter-spacing="normal" fo:font-style="normal" officeooo:rsid="0014eb09" style:font-style-asian="normal" style:font-weight-asian="bold" style:font-style-complex="normal" style:font-weight-complex="bold"/>
    </style:style>
    <style:style style:name="T50" style:family="text">
      <style:text-properties fo:font-variant="normal" fo:text-transform="none" fo:color="#00888a" style:font-name="Liberation Serif" fo:letter-spacing="normal" fo:font-style="normal" officeooo:rsid="001c29dd" style:font-style-asian="normal" style:font-weight-asian="bold" style:font-style-complex="normal" style:font-weight-complex="bold"/>
    </style:style>
    <style:style style:name="T51" style:family="text">
      <style:text-properties fo:font-variant="normal" fo:text-transform="none" fo:color="#00888a" fo:font-size="9pt" fo:letter-spacing="normal" fo:font-style="normal" fo:font-weight="normal" officeooo:rsid="0014eb09" style:font-style-asian="normal" style:font-weight-asian="bold" style:font-style-complex="normal" style:font-weight-complex="bold"/>
    </style:style>
    <style:style style:name="T52" style:family="text">
      <style:text-properties fo:font-variant="normal" fo:text-transform="none" fo:color="#00888a" fo:font-size="9pt" fo:letter-spacing="normal" fo:font-style="normal" fo:font-weight="normal" officeooo:rsid="00232256" style:font-style-asian="normal" style:font-weight-asian="bold" style:font-style-complex="normal" style:font-weight-complex="bold"/>
    </style:style>
    <style:style style:name="T53" style:family="text">
      <style:text-properties fo:font-variant="normal" fo:text-transform="none" fo:color="#00888a" fo:font-size="9pt" fo:letter-spacing="normal" fo:font-style="normal" officeooo:rsid="0014eb09" style:font-style-asian="normal" style:font-weight-asian="bold" style:font-style-complex="normal" style:font-weight-complex="bold"/>
    </style:style>
    <style:style style:name="T54" style:family="text">
      <style:text-properties fo:font-variant="normal" fo:text-transform="none" fo:color="#00888a" fo:font-size="9pt" fo:letter-spacing="normal" fo:font-style="normal" officeooo:rsid="00232256" style:font-style-asian="normal" style:font-weight-asian="bold" style:font-style-complex="normal" style:font-weight-complex="bold"/>
    </style:style>
    <style:style style:name="T55" style:family="text">
      <style:text-properties style:font-weight-asian="bold" style:font-weight-complex="bold"/>
    </style:style>
    <style:style style:name="T56" style:family="text">
      <style:text-properties officeooo:rsid="0013eca5" style:font-weight-asian="bold" style:font-weight-complex="bold"/>
    </style:style>
    <style:style style:name="T57" style:family="text">
      <style:text-properties officeooo:rsid="001dab98" style:font-weight-asian="bold" style:font-weight-complex="bold"/>
    </style:style>
    <style:style style:name="T58" style:family="text">
      <style:text-properties fo:font-style="italic" fo:font-weight="normal" officeooo:rsid="0013eca5" style:font-style-asian="italic" style:font-weight-asian="normal" style:font-style-complex="italic" style:font-weight-complex="normal"/>
    </style:style>
    <style:style style:name="T59" style:family="text">
      <style:text-properties fo:color="#00888a" officeooo:rsid="00208e00" style:font-style-asian="normal" style:font-weight-asian="bold" style:font-style-complex="normal" style:font-weight-complex="bold"/>
    </style:style>
    <style:style style:name="T60" style:family="text">
      <style:text-properties fo:color="#00888a" officeooo:rsid="002540c1" style:font-style-asian="normal" style:font-weight-asian="bold" style:font-style-complex="normal" style:font-weight-complex="bold"/>
    </style:style>
    <style:style style:name="T61" style:family="text">
      <style:text-properties officeooo:rsid="0016cb28"/>
    </style:style>
    <style:style style:name="T62" style:family="text">
      <style:text-properties style:font-name="Liberation Serif" style:font-weight-asian="bold" style:font-weight-complex="bold"/>
    </style:style>
    <style:style style:name="T63" style:family="text">
      <style:text-properties style:font-name="Liberation Serif" officeooo:rsid="001dab98" style:font-weight-asian="bold" style:font-weight-complex="bold"/>
    </style:style>
    <style:style style:name="T64" style:family="text">
      <style:text-properties officeooo:rsid="00208e00" style:font-style-asian="normal" style:font-weight-asian="bold" style:font-style-complex="normal" style:font-weight-complex="bold"/>
    </style:style>
    <style:style style:name="T65" style:family="text">
      <style:text-properties officeooo:rsid="002540c1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2">Afficher les détails d’un club - </text:span><text:a xlink:type="simple" xlink:href="http://api.football-data.org/v2/teams/" text:style-name="Internet_20_link" text:visited-style-name="Visited_20_Internet_20_Link"><text:span text:style-name="T27">http://api.football-data.org</text:span></text:a><text:a xlink:type="simple" xlink:href="http://api.football-data.org/v2/teams/" text:style-name="Internet_20_link" text:visited-style-name="Visited_20_Internet_20_Link"><text:span text:style-name="T46">/v2/teams/</text:span></text:a><text:span text:style-name="T49">{</text:span><text:span text:style-name="T48">4</text:span><text:span text:style-name="T49">}</text:span></text:p>
      <text:p text:style-name="P8"><text:span text:style-name="T42"/></text:p>
      <text:p text:style-name="P5">{</text:p>
      <text:p text:style-name="P5"><text:s text:c="4"/>"id": 4,</text:p>
      <text:p text:style-name="P5"><text:s text:c="4"/>"area": {</text:p>
      <text:p text:style-name="P5"><text:s text:c="8"/>"id": 2088,</text:p>
      <text:p text:style-name="P5"><text:s text:c="8"/>"name": "Germany"</text:p>
      <text:p text:style-name="P5"><text:s text:c="4"/>},</text:p>
      <text:p text:style-name="P5"><text:s text:c="4"/>"activeCompetitions": [</text:p>
      <text:p text:style-name="P5"><text:s text:c="8"/>{</text:p>
      <text:p text:style-name="P5"><text:s text:c="12"/>"id": 2011,</text:p>
      <text:p text:style-name="P5"><text:s text:c="12"/>"area": {</text:p>
      <text:p text:style-name="P5"><text:s text:c="16"/>"id": 2088,</text:p>
      <text:p text:style-name="P5"><text:s text:c="16"/>"name": "Germany"</text:p>
      <text:p text:style-name="P5"><text:s text:c="12"/>},</text:p>
      <text:p text:style-name="P5"><text:s text:c="12"/>"name": "DFB-Pokal",</text:p>
      <text:p text:style-name="P5"><text:s text:c="12"/>"code": "DFB",</text:p>
      <text:p text:style-name="P5"><text:s text:c="12"/>"plan": "TIER_TWO",</text:p>
      <text:p text:style-name="P5"><text:s text:c="12"/>"lastUpdated": "2018-10-31T23:25:14Z"</text:p>
      <text:p text:style-name="P5"><text:s text:c="8"/>},</text:p>
      <text:p text:style-name="P5"><text:s text:c="8"/>{</text:p>
      <text:p text:style-name="P5"><text:s text:c="12"/>"id": 2002,</text:p>
      <text:p text:style-name="P5"><text:s text:c="12"/>"area": {</text:p>
      <text:p text:style-name="P5"><text:s text:c="16"/>"id": 2088,</text:p>
      <text:p text:style-name="P5"><text:s text:c="16"/>"name": "Germany"</text:p>
      <text:p text:style-name="P5"><text:s text:c="12"/>},</text:p>
      <text:p text:style-name="P5"><text:s text:c="12"/>"name": "Bundesliga",</text:p>
      <text:p text:style-name="P5"><text:s text:c="12"/>"code": "BL1",</text:p>
      <text:p text:style-name="P5"><text:s text:c="12"/>"plan": "TIER_ONE",</text:p>
      <text:p text:style-name="P5"><text:s text:c="12"/>"lastUpdated": "2019-01-26T21:09:46Z"</text:p>
      <text:p text:style-name="P5"><text:s text:c="8"/>},</text:p>
      <text:p text:style-name="P5"><text:s text:c="8"/>{</text:p>
      <text:p text:style-name="P5"><text:s text:c="12"/>"id": 2001,</text:p>
      <text:p text:style-name="P5"><text:s text:c="12"/>"area": {</text:p>
      <text:p text:style-name="P5"><text:s text:c="16"/>"id": 2077,</text:p>
      <text:p text:style-name="P5"><text:s text:c="16"/>"name": "Europe"</text:p>
      <text:p text:style-name="P5"><text:s text:c="12"/>},</text:p>
      <text:p text:style-name="P5"><text:s text:c="12"/>"name": "UEFA Champions League",</text:p>
      <text:p text:style-name="P5"><text:s text:c="12"/>"code": "CL",</text:p>
      <text:p text:style-name="P5"><text:s text:c="12"/>"plan": "TIER_ONE",</text:p>
      <text:p text:style-name="P5"><text:s text:c="12"/>"lastUpdated": "2018-12-13T18:55:02Z"</text:p>
      <text:p text:style-name="P5"><text:s text:c="8"/>}</text:p>
      <text:p text:style-name="P5"><text:s text:c="4"/>],</text:p>
      <text:p text:style-name="P5"><text:s text:c="4"/>"name": "BV Borussia 09 Dortmund",</text:p>
      <text:p text:style-name="P5"><text:s text:c="4"/>"shortName": "Dortmund",</text:p>
      <text:p text:style-name="P5"><text:s text:c="4"/>"tla": "BVB",</text:p>
      <text:p text:style-name="P5"><text:s text:c="4"/>"crestUrl": "http://upload.wikimedia.org/wikipedia/commons/6/67/Borussia_Dortmund_logo.svg",</text:p>
      <text:p text:style-name="P5"><text:s text:c="4"/>"address": "Rheinlanddamm 207-209 Dortmund 44137",</text:p>
      <text:p text:style-name="P5"><text:s text:c="4"/>"phone": "+49 (231) 90200",</text:p>
      <text:p text:style-name="P5"><text:s text:c="4"/>"website": "http://www.bvb.de",</text:p>
      <text:p text:style-name="P5"><text:s text:c="4"/>"email": "info@bvb.de",</text:p>
      <text:p text:style-name="P5"><text:s text:c="4"/>"founded": 1909,</text:p>
      <text:p text:style-name="P5"><text:s text:c="4"/>"clubColors": "Black / Yellow",</text:p>
      <text:p text:style-name="P5"><text:s text:c="4"/>"venue": "Signal Iduna Park",</text:p>
      <text:p text:style-name="P5"><text:soft-page-break/><text:s text:c="4"/>"squad": [</text:p>
      <text:p text:style-name="P5"><text:s text:c="8"/>{</text:p>
      <text:p text:style-name="P5"><text:s text:c="12"/>"id": 141,</text:p>
      <text:p text:style-name="P5"><text:s text:c="12"/>"name": "Roman Bürki",</text:p>
      <text:p text:style-name="P5"><text:s text:c="12"/>"position": "Goalkeeper",</text:p>
      <text:p text:style-name="P5"><text:s text:c="12"/>"dateOfBirth": "1990-11-14T00:00:00Z",</text:p>
      <text:p text:style-name="P5"><text:s text:c="12"/>"countryOfBirth": "Switzerland",</text:p>
      <text:p text:style-name="P5"><text:s text:c="12"/>"nationality": "Switzerland",</text:p>
      <text:p text:style-name="P5"><text:s text:c="12"/>"shirtNumber": 38,</text:p>
      <text:p text:style-name="P5"><text:s text:c="12"/>"role": "PLAYER"</text:p>
      <text:p text:style-name="P5"><text:s text:c="8"/>},</text:p>
      <text:p text:style-name="P5"><text:s text:c="8"/>{ <text:s text:c="2"/>… <text:s text:c="2"/><text:span text:style-name="T61">}</text:span></text:p>
      <text:p text:style-name="P5"><text:s text:c="8"/>{</text:p>
      <text:p text:style-name="P5"><text:s text:c="12"/>"id": 15923,</text:p>
      <text:p text:style-name="P5"><text:s text:c="12"/>"name": "Lucien Favre",</text:p>
      <text:p text:style-name="P5"><text:s text:c="12"/>"position": null,</text:p>
      <text:p text:style-name="P5"><text:s text:c="12"/>"dateOfBirth": "1957-11-02T00:00:00Z",</text:p>
      <text:p text:style-name="P5"><text:s text:c="12"/>"countryOfBirth": "Switzerland",</text:p>
      <text:p text:style-name="P5"><text:s text:c="12"/>"nationality": "Switzerland",</text:p>
      <text:p text:style-name="P5"><text:s text:c="12"/>"shirtNumber": null,</text:p>
      <text:p text:style-name="P5"><text:s text:c="12"/>"role": "COACH"</text:p>
      <text:p text:style-name="P5"><text:s text:c="8"/>}</text:p>
      <text:p text:style-name="P5"><text:s text:c="4"/>],</text:p>
      <text:p text:style-name="P5"><text:s text:c="4"/>"lastUpdated": "2018-12-11T09:55:03Z"</text:p>
      <text:p text:style-name="P5">}</text:p>
      <text:p text:style-name="P4"><text:span text:style-name="T62"/></text:p>
      <text:p text:style-name="P4"><text:span text:style-name="T62">Afficher les détails d’un </text:span><text:span text:style-name="T63">joueur</text:span><text:span text:style-name="T62"> - </text:span><text:a xlink:type="simple" xlink:href="http://api.football-data.org/v2/players/" text:style-name="Internet_20_link" text:visited-style-name="Visited_20_Internet_20_Link"><text:span text:style-name="T27">http://api.football-data.org</text:span></text:a><text:a xlink:type="simple" xlink:href="http://api.football-data.org/v2/players/" text:style-name="Internet_20_link" text:visited-style-name="Visited_20_Internet_20_Link"><text:span text:style-name="T46">/v2/</text:span></text:a><text:a xlink:type="simple" xlink:href="http://api.football-data.org/v2/players/" text:style-name="Internet_20_link" text:visited-style-name="Visited_20_Internet_20_Link"><text:span text:style-name="T47">players</text:span></text:a><text:a xlink:type="simple" xlink:href="http://api.football-data.org/v2/players/" text:style-name="Internet_20_link" text:visited-style-name="Visited_20_Internet_20_Link"><text:span text:style-name="T46">/</text:span></text:a><text:span text:style-name="T49">{</text:span><text:span text:style-name="T50">138</text:span><text:span text:style-name="T49">}</text:span></text:p>
      <text:p text:style-name="P6"><text:span text:style-name="T16"/></text:p>
      <text:p text:style-name="P6"><text:span text:style-name="T16">{</text:span></text:p>
      <text:p text:style-name="P6"><text:span text:style-name="T16"><text:s text:c="4"/>"id": 138,</text:span></text:p>
      <text:p text:style-name="P6"><text:span text:style-name="T16"><text:s text:c="4"/>"name": "Marco Reus",</text:span></text:p>
      <text:p text:style-name="P6"><text:span text:style-name="T16"><text:s text:c="4"/>"firstName": "Marco",</text:span></text:p>
      <text:p text:style-name="P6"><text:span text:style-name="T16"><text:s text:c="4"/>"lastName": null,</text:span></text:p>
      <text:p text:style-name="P6"><text:span text:style-name="T16"><text:s text:c="4"/>"dateOfBirth": "1989-05-31",</text:span></text:p>
      <text:p text:style-name="P6"><text:span text:style-name="T16"><text:s text:c="4"/>"countryOfBirth": "Germany",</text:span></text:p>
      <text:p text:style-name="P6"><text:span text:style-name="T16"><text:s text:c="4"/>"nationality": "Germany",</text:span></text:p>
      <text:p text:style-name="P6"><text:span text:style-name="T16"><text:s text:c="4"/>"position": "Midfielder",</text:span></text:p>
      <text:p text:style-name="P6"><text:span text:style-name="T16"><text:s text:c="4"/>"shirtNumber": 11,</text:span></text:p>
      <text:p text:style-name="P6"><text:span text:style-name="T16"><text:s text:c="4"/>"lastUpdated": "2018-12-11T09:55:03Z"</text:span></text:p>
      <text:p text:style-name="P6"><text:span text:style-name="T16">}</text:span></text:p>
      <text:p text:style-name="P6"><text:span text:style-name="T16"/></text:p>
      <text:p text:style-name="P9"><text:span text:style-name="T19">Afficher le </text:span><text:span text:style-name="T20">classement d’une </text:span><text:span text:style-name="T21">ligue</text:span><text:span text:style-name="T18"> - </text:span><text:a xlink:type="simple" xlink:href="http://api.football-data.org/v2/competitions/" text:style-name="Internet_20_link" text:visited-style-name="Visited_20_Internet_20_Link"><text:span text:style-name="T26">http://api.football-data.org</text:span></text:a><text:a xlink:type="simple" xlink:href="http://api.football-data.org/v2/competitions/" text:style-name="Internet_20_link" text:visited-style-name="Visited_20_Internet_20_Link"><text:span text:style-name="T39">/v2/</text:span></text:a><text:a xlink:type="simple" xlink:href="http://api.football-data.org/v2/competitions/" text:style-name="Internet_20_link" text:visited-style-name="Visited_20_Internet_20_Link"><text:span text:style-name="T40">competitions</text:span></text:a><text:a xlink:type="simple" xlink:href="http://api.football-data.org/v2/competitions/" text:style-name="Internet_20_link" text:visited-style-name="Visited_20_Internet_20_Link"><text:span text:style-name="T39">/</text:span></text:a><text:span text:style-name="T42">{</text:span><text:span text:style-name="T44">2002</text:span><text:span text:style-name="T42">}</text:span><text:span text:style-name="T39">/</text:span><text:span text:style-name="T40">standings</text:span></text:p>
      <text:p text:style-name="P7"><text:span text:style-name="T37"/></text:p>
      <text:p text:style-name="P7"><text:span text:style-name="T16">{</text:span></text:p>
      <text:p text:style-name="P7"><text:span text:style-name="T16"><text:s text:c="4"/>"filters": {},</text:span></text:p>
      <text:p text:style-name="P7"><text:span text:style-name="T16"><text:s text:c="4"/>"competition": {</text:span></text:p>
      <text:p text:style-name="P7"><text:span text:style-name="T16"><text:s text:c="8"/>"id": 2002,</text:span></text:p>
      <text:p text:style-name="P7"><text:span text:style-name="T16"><text:s text:c="8"/>"area": {</text:span></text:p>
      <text:p text:style-name="P7"><text:span text:style-name="T16"><text:s text:c="12"/>"id": 2088,</text:span></text:p>
      <text:p text:style-name="P7"><text:span text:style-name="T16"><text:s text:c="12"/>"name": "Germany"</text:span></text:p>
      <text:p text:style-name="P7"><text:span text:style-name="T16"><text:s text:c="8"/>},</text:span></text:p>
      <text:p text:style-name="P7"><text:span text:style-name="T16"><text:s text:c="8"/>"name": "Bundesliga",</text:span></text:p>
      <text:p text:style-name="P7"><text:span text:style-name="T16"><text:s text:c="8"/>"code": "BL1",</text:span></text:p>
      <text:p text:style-name="P7"><text:span text:style-name="T16"><text:s text:c="8"/>"plan": "TIER_ONE",</text:span></text:p>
      <text:p text:style-name="P7"><text:span text:style-name="T16"><text:s text:c="8"/>"lastUpdated": "2019-01-26T21:09:46Z"</text:span></text:p>
      <text:p text:style-name="P7"><text:span text:style-name="T16"><text:s text:c="4"/>},</text:span></text:p>
      <text:p text:style-name="P7"><text:span text:style-name="T16"><text:s text:c="4"/>"season": {</text:span></text:p>
      <text:p text:style-name="P7"><text:span text:style-name="T16"><text:s text:c="8"/>"id": 155,</text:span></text:p>
      <text:p text:style-name="P7"><text:span text:style-name="T16"><text:s text:c="8"/>"startDate": "2018-08-24",</text:span></text:p>
      <text:p text:style-name="P7"><text:span text:style-name="T16"><text:s text:c="8"/>"endDate": "2019-05-18",</text:span></text:p>
      <text:p text:style-name="P7"><text:span text:style-name="T16"><text:s text:c="8"/>"currentMatchday": 19,</text:span></text:p>
      <text:p text:style-name="P7"><text:span text:style-name="T16"><text:s text:c="8"/>"winner": null</text:span></text:p>
      <text:p text:style-name="P7"><text:span text:style-name="T16"><text:s text:c="4"/>},</text:span></text:p>
      <text:p text:style-name="P7"><text:span text:style-name="T16"><text:s text:c="4"/>"standings": [</text:span></text:p>
      <text:p text:style-name="P7"><text:span text:style-name="T16"><text:s text:c="8"/>{</text:span></text:p>
      <text:p text:style-name="P7"><text:span text:style-name="T16"><text:s text:c="12"/>"stage": "REGULAR_SEASON",</text:span></text:p>
      <text:p text:style-name="P7"><text:span text:style-name="T16"><text:s text:c="12"/>"type": "TOTAL",</text:span></text:p>
      <text:p text:style-name="P7"><text:span text:style-name="T16"><text:s text:c="12"/>"group": null,</text:span></text:p>
      <text:p text:style-name="P7"><text:span text:style-name="T16"><text:s text:c="12"/>"table": [</text:span></text:p>
      <text:p text:style-name="P7"><text:span text:style-name="T16"><text:s text:c="16"/>{</text:span></text:p>
      <text:p text:style-name="P7"><text:span text:style-name="T16"><text:s text:c="20"/>"position": 1,</text:span></text:p>
      <text:p text:style-name="P7"><text:span text:style-name="T16"><text:s text:c="20"/>"team": {</text:span></text:p>
      <text:p text:style-name="P7"><text:span text:style-name="T16"><text:s text:c="24"/>"id": 4,</text:span></text:p>
      <text:p text:style-name="P7"><text:span text:style-name="T16"><text:s text:c="24"/>"name": "BV Borussia 09 Dortmund",</text:span></text:p>
      <text:p text:style-name="P7"><text:span text:style-name="T16"><text:s text:c="24"/>"crestUrl": "http://upload.wikimedia.org/wikipedia/commons/6/67/Borussia_Dortmund_logo.svg"</text:span></text:p>
      <text:p text:style-name="P7"><text:span text:style-name="T16"><text:s text:c="20"/>},</text:span></text:p>
      <text:p text:style-name="P7"><text:span text:style-name="T16"><text:s text:c="20"/>"playedGames": 19,</text:span></text:p>
      <text:p text:style-name="P7"><text:span text:style-name="T16"><text:s text:c="20"/>"won": 15,</text:span></text:p>
      <text:p text:style-name="P7"><text:span text:style-name="T16"><text:s text:c="20"/>"draw": 3,</text:span></text:p>
      <text:p text:style-name="P7"><text:span text:style-name="T16"><text:s text:c="20"/>"lost": 1,</text:span></text:p>
      <text:p text:style-name="P7"><text:span text:style-name="T16"><text:s text:c="20"/>"points": 48,</text:span></text:p>
      <text:p text:style-name="P7"><text:span text:style-name="T16"><text:s text:c="20"/>"goalsFor": 50,</text:span></text:p>
      <text:p text:style-name="P7"><text:span text:style-name="T16"><text:s text:c="20"/>"goalsAgainst": 19,</text:span></text:p>
      <text:p text:style-name="P7"><text:span text:style-name="T16"><text:s text:c="20"/>"goalDifference": 31</text:span></text:p>
      <text:p text:style-name="P7"><text:span text:style-name="T16"><text:s text:c="16"/>},</text:span></text:p>
      <text:p text:style-name="P7"><text:span text:style-name="T16"><text:s text:c="16"/>{ <text:s text:c="2"/>… <text:s text:c="2"/></text:span><text:span text:style-name="T17">}</text:span></text:p>
      <text:p text:style-name="P7"><text:span text:style-name="T16"><text:s text:c="12"/>]</text:span></text:p>
      <text:p text:style-name="P7"><text:span text:style-name="T16"><text:s text:c="8"/>}</text:span></text:p>
      <text:p text:style-name="P7"><text:span text:style-name="T16"><text:s text:c="4"/>]</text:span></text:p>
      <text:p text:style-name="P7"><text:span text:style-name="T16">}</text:span></text:p>
      <text:p text:style-name="P7"><text:span text:style-name="T16"/></text:p>
      <text:p text:style-name="P10"><text:span text:style-name="T22">Liste des matches d’une équipe</text:span><text:span text:style-name="T19"> -</text:span><text:span text:style-name="T16"> </text:span><text:a xlink:type="simple" xlink:href="http://api.football-data.org/v2/competitions/" text:style-name="Internet_20_link" text:visited-style-name="Visited_20_Internet_20_Link"><text:span text:style-name="T25">http://api.football-data.org</text:span></text:a><text:a xlink:type="simple" xlink:href="http://api.football-data.org/v2/competitions/" text:style-name="Internet_20_link" text:visited-style-name="Visited_20_Internet_20_Link"><text:span text:style-name="T37">/v2/</text:span></text:a><text:a xlink:type="simple" xlink:href="http://api.football-data.org/v2/competitions/" text:style-name="Internet_20_link" text:visited-style-name="Visited_20_Internet_20_Link"><text:span text:style-name="T38">teams</text:span></text:a><text:a xlink:type="simple" xlink:href="http://api.football-data.org/v2/competitions/" text:style-name="Internet_20_link" text:visited-style-name="Visited_20_Internet_20_Link"><text:span text:style-name="T37">/</text:span></text:a><text:span text:style-name="T42">{</text:span><text:span text:style-name="T45">4</text:span><text:span text:style-name="T42">}</text:span><text:span text:style-name="T37">/</text:span><text:span text:style-name="T38">matches</text:span></text:p>
      <text:p text:style-name="P1"><text:span text:style-name="T59"/></text:p>
      <text:p text:style-name="P2"><text:span text:style-name="T64">{</text:span></text:p>
      <text:p text:style-name="P2"><text:span text:style-name="T64"><text:s text:c="4"/>"count": 42,</text:span></text:p>
      <text:p text:style-name="P2"><text:span text:style-name="T64"><text:s text:c="4"/>"filters": {</text:span></text:p>
      <text:p text:style-name="P2"><text:span text:style-name="T64"><text:s text:c="8"/>"permission": "TIER_ONE",</text:span></text:p>
      <text:p text:style-name="P2"><text:span text:style-name="T64"><text:s text:c="8"/>"limit": 100</text:span></text:p>
      <text:p text:style-name="P2"><text:span text:style-name="T64"><text:s text:c="4"/>},</text:span></text:p>
      <text:p text:style-name="P2"><text:span text:style-name="T64"><text:s text:c="4"/>"matches": [</text:span></text:p>
      <text:p text:style-name="P2"><text:span text:style-name="T64"><text:s text:c="8"/>{</text:span></text:p>
      <text:p text:style-name="P2"><text:span text:style-name="T64"><text:s text:c="12"/>"id": 235687,</text:span></text:p>
      <text:p text:style-name="P2"><text:span text:style-name="T64"><text:s text:c="12"/>"competition": {</text:span></text:p>
      <text:p text:style-name="P2"><text:span text:style-name="T64"><text:s text:c="16"/>"id": 2002,</text:span></text:p>
      <text:p text:style-name="P2"><text:span text:style-name="T64"><text:s text:c="16"/>"name": "Bundesliga"</text:span></text:p>
      <text:p text:style-name="P2"><text:span text:style-name="T64"><text:s text:c="12"/>},</text:span></text:p>
      <text:p text:style-name="P2"><text:span text:style-name="T64"><text:s text:c="12"/>"season": {</text:span></text:p>
      <text:p text:style-name="P2"><text:span text:style-name="T64"><text:s text:c="16"/>"id": 155,</text:span></text:p>
      <text:p text:style-name="P2"><text:span text:style-name="T64"><text:s text:c="16"/>"startDate": "2018-08-24",</text:span></text:p>
      <text:p text:style-name="P2"><text:span text:style-name="T64"><text:s text:c="16"/>"endDate": "2019-05-18",</text:span></text:p>
      <text:p text:style-name="P2"><text:span text:style-name="T64"><text:s text:c="16"/>"currentMatchday": 19,</text:span></text:p>
      <text:p text:style-name="P2"><text:span text:style-name="T64"><text:s text:c="16"/>"winner": null</text:span></text:p>
      <text:p text:style-name="P2"><text:span text:style-name="T64"><text:s text:c="12"/>},</text:span></text:p>
      <text:p text:style-name="P2"><text:span text:style-name="T64"><text:s text:c="12"/>"utcDate": "2018-08-26T16:00:00Z",</text:span></text:p>
      <text:p text:style-name="P2"><text:span text:style-name="T64"><text:s text:c="12"/>"status": "FINISHED",</text:span></text:p>
      <text:p text:style-name="P2"><text:span text:style-name="T64"><text:s text:c="12"/>"matchday": 1,</text:span></text:p>
      <text:p text:style-name="P2"><text:span text:style-name="T64"><text:s text:c="12"/>"stage": "REGULAR_SEASON",</text:span></text:p>
      <text:p text:style-name="P2"><text:span text:style-name="T64"><text:s text:c="12"/>"group": "Regular Season",</text:span></text:p>
      <text:p text:style-name="P2"><text:span text:style-name="T64"><text:s text:c="12"/>"lastUpdated": "2019-01-11T17:30:15Z",</text:span></text:p>
      <text:p text:style-name="P2"><text:span text:style-name="T64"><text:s text:c="12"/>"score": {</text:span></text:p>
      <text:p text:style-name="P2"><text:span text:style-name="T64"><text:s text:c="16"/>"winner": "HOME_TEAM",</text:span></text:p>
      <text:p text:style-name="P2"><text:span text:style-name="T64"><text:s text:c="16"/>"duration": "REGULAR",</text:span></text:p>
      <text:p text:style-name="P2"><text:span text:style-name="T64"><text:s text:c="16"/>"fullTime": {</text:span></text:p>
      <text:p text:style-name="P2"><text:span text:style-name="T64"><text:s text:c="20"/>"homeTeam": 4,</text:span></text:p>
      <text:p text:style-name="P2"><text:span text:style-name="T64"><text:s text:c="20"/>"awayTeam": 1</text:span></text:p>
      <text:p text:style-name="P2"><text:span text:style-name="T64"><text:s text:c="16"/>},</text:span></text:p>
      <text:p text:style-name="P2"><text:span text:style-name="T64"><text:s text:c="16"/>"halfTime": {</text:span></text:p>
      <text:p text:style-name="P2"><text:span text:style-name="T64"><text:s text:c="20"/>"homeTeam": 3,</text:span></text:p>
      <text:p text:style-name="P2"><text:span text:style-name="T64"><text:s text:c="20"/>"awayTeam": 1</text:span></text:p>
      <text:p text:style-name="P2"><text:span text:style-name="T64"><text:s text:c="16"/>},</text:span></text:p>
      <text:p text:style-name="P2"><text:span text:style-name="T64"><text:s text:c="16"/>"extraTime": {</text:span></text:p>
      <text:p text:style-name="P2"><text:span text:style-name="T64"><text:s text:c="20"/>"homeTeam": null,</text:span></text:p>
      <text:p text:style-name="P2"><text:span text:style-name="T64"><text:s text:c="20"/>"awayTeam": null</text:span></text:p>
      <text:p text:style-name="P2"><text:span text:style-name="T64"><text:s text:c="16"/>},</text:span></text:p>
      <text:p text:style-name="P2"><text:span text:style-name="T64"><text:s text:c="16"/>"penalties": {</text:span></text:p>
      <text:p text:style-name="P2"><text:span text:style-name="T64"><text:s text:c="20"/>"homeTeam": null,</text:span></text:p>
      <text:p text:style-name="P2"><text:span text:style-name="T64"><text:s text:c="20"/>"awayTeam": null</text:span></text:p>
      <text:p text:style-name="P2"><text:span text:style-name="T64"><text:s text:c="16"/>}</text:span></text:p>
      <text:p text:style-name="P2"><text:span text:style-name="T64"><text:s text:c="12"/>},</text:span></text:p>
      <text:p text:style-name="P2"><text:span text:style-name="T64"><text:s text:c="12"/>"homeTeam": {</text:span></text:p>
      <text:p text:style-name="P2"><text:span text:style-name="T64"><text:s text:c="16"/>"id": 4,</text:span></text:p>
      <text:p text:style-name="P2"><text:span text:style-name="T64"><text:s text:c="16"/>"name": "BV Borussia 09 Dortmund"</text:span></text:p>
      <text:p text:style-name="P2"><text:span text:style-name="T64"><text:s text:c="12"/>},</text:span></text:p>
      <text:p text:style-name="P2"><text:span text:style-name="T64"><text:s text:c="12"/>"awayTeam": {</text:span></text:p>
      <text:p text:style-name="P2"><text:span text:style-name="T64"><text:s text:c="16"/>"id": 721,</text:span></text:p>
      <text:p text:style-name="P2"><text:span text:style-name="T64"><text:s text:c="16"/>"name": "RB Leipzig"</text:span></text:p>
      <text:p text:style-name="P2"><text:soft-page-break/><text:span text:style-name="T64"><text:s text:c="12"/>},</text:span></text:p>
      <text:p text:style-name="P2"><text:span text:style-name="T64"><text:s text:c="12"/>"referees": [</text:span></text:p>
      <text:p text:style-name="P2"><text:span text:style-name="T64"><text:s text:c="16"/>{</text:span></text:p>
      <text:p text:style-name="P2"><text:span text:style-name="T64"><text:s text:c="20"/>"id": 8825,</text:span></text:p>
      <text:p text:style-name="P2"><text:span text:style-name="T64"><text:s text:c="20"/>"name": "Deniz Aytekin",</text:span></text:p>
      <text:p text:style-name="P2"><text:span text:style-name="T64"><text:s text:c="20"/>"nationality": null</text:span></text:p>
      <text:p text:style-name="P2"><text:span text:style-name="T64"><text:s text:c="16"/>},</text:span></text:p>
      <text:p text:style-name="P2"><text:span text:style-name="T64"><text:s text:c="16"/>{</text:span></text:p>
      <text:p text:style-name="P2"><text:span text:style-name="T64"><text:s text:c="20"/>"id": 8826,</text:span></text:p>
      <text:p text:style-name="P2"><text:span text:style-name="T64"><text:s text:c="20"/>"name": "Christian Dietz",</text:span></text:p>
      <text:p text:style-name="P2"><text:span text:style-name="T64"><text:s text:c="20"/>"nationality": null</text:span></text:p>
      <text:p text:style-name="P2"><text:span text:style-name="T64"><text:s text:c="16"/>},</text:span></text:p>
      <text:p text:style-name="P2"><text:span text:style-name="T64"><text:s text:c="16"/>{</text:span></text:p>
      <text:p text:style-name="P2"><text:span text:style-name="T64"><text:s text:c="20"/>"id": 8827,</text:span></text:p>
      <text:p text:style-name="P2"><text:span text:style-name="T64"><text:s text:c="20"/>"name": "Eduard Beitinger",</text:span></text:p>
      <text:p text:style-name="P2"><text:span text:style-name="T64"><text:s text:c="20"/>"nationality": null</text:span></text:p>
      <text:p text:style-name="P2"><text:span text:style-name="T64"><text:s text:c="16"/>},</text:span></text:p>
      <text:p text:style-name="P2"><text:span text:style-name="T64"><text:s text:c="16"/>{</text:span></text:p>
      <text:p text:style-name="P2"><text:span text:style-name="T64"><text:s text:c="20"/>"id": 57537,</text:span></text:p>
      <text:p text:style-name="P2"><text:span text:style-name="T64"><text:s text:c="20"/>"name": "Johann Pfeifer",</text:span></text:p>
      <text:p text:style-name="P2"><text:span text:style-name="T64"><text:s text:c="20"/>"nationality": null</text:span></text:p>
      <text:p text:style-name="P2"><text:span text:style-name="T64"><text:s text:c="16"/>},</text:span></text:p>
      <text:p text:style-name="P2"><text:span text:style-name="T64"><text:s text:c="16"/>{</text:span></text:p>
      <text:p text:style-name="P2"><text:span text:style-name="T64"><text:s text:c="20"/>"id": 57516,</text:span></text:p>
      <text:p text:style-name="P2"><text:span text:style-name="T64"><text:s text:c="20"/>"name": "Benjamin Cortus",</text:span></text:p>
      <text:p text:style-name="P2"><text:span text:style-name="T64"><text:s text:c="20"/>"nationality": null</text:span></text:p>
      <text:p text:style-name="P2"><text:span text:style-name="T64"><text:s text:c="16"/>}</text:span></text:p>
      <text:p text:style-name="P2"><text:span text:style-name="T64"><text:s text:c="12"/>]</text:span></text:p>
      <text:p text:style-name="P2"><text:span text:style-name="T64"><text:s text:c="8"/>},</text:span></text:p>
      <text:p text:style-name="P2"><text:span text:style-name="T64"><text:s text:c="8"/></text:span><text:span text:style-name="T65">{<text:tab/>… <text:s text:c="2"/>}</text:span></text:p>
      <text:p text:style-name="P2"><text:span text:style-name="T65"><text:s text:c="4"/>]</text:span></text:p>
      <text:p text:style-name="P2"><text:span text:style-name="T65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ce181e" style:font-name="Liberation Serif" fo:font-size="13pt" style:text-underline-style="solid" style:text-underline-width="auto" style:text-underline-color="font-color" fo:font-weight="bold" officeooo:rsid="0013eca5" officeooo:paragraph-rsid="0013eca5" style:font-size-asian="13pt" style:font-weight-asian="bold" style:font-size-complex="13pt" style:font-weight-complex="bold"/>
    </style:style>
    <style:style style:name="MP2" style:family="paragraph" style:parent-style-name="Header">
      <style:text-properties fo:color="#ce181e" style:font-name="Liberation Serif" fo:font-size="13pt" fo:font-weight="bold" officeooo:paragraph-rsid="0013eca5" style:font-size-asian="13pt" style:font-size-complex="13pt"/>
    </style:style>
    <style:style style:name="MT1" style:family="text">
      <style:text-properties fo:font-style="italic" fo:font-weight="normal" officeooo:rsid="0013eca5" style:font-style-asian="italic" style:font-weight-asian="normal" style:font-style-complex="italic" style:font-weight-complex="normal"/>
    </style:style>
    <style:style style:name="MT2" style:family="text">
      <style:text-properties officeooo:rsid="0013eca5" style:font-weight-asian="bold" style:font-weight-complex="bold"/>
    </style:style>
    <style:style style:name="MT3" style:family="text">
      <style:text-properties fo:font-variant="normal" fo:text-transform="none" fo:color="#505050" fo:letter-spacing="normal" fo:font-style="normal" fo:font-weight="normal"/>
    </style:style>
    <style:style style:name="MT4" style:family="text">
      <style:text-properties fo:font-variant="normal" fo:text-transform="none" fo:letter-spacing="normal" fo:font-style="italic" fo:font-weight="normal" officeooo:rsid="0013eca5" style:font-style-asian="italic" style:font-style-complex="italic"/>
    </style:style>
    <style:style style:name="MT5" style:family="text">
      <style:text-properties fo:font-variant="normal" fo:text-transform="none" fo:color="#505050" fo:letter-spacing="normal" fo:font-style="normal" fo:font-weight="normal" officeooo:rsid="0013eca5"/>
    </style:style>
    <style:page-layout style:name="Mpm1">
      <style:page-layout-properties fo:page-width="21.001cm" fo:page-height="29.7cm" style:num-format="1" style:print-orientation="portrait" fo:margin-top="0.291cm" fo:margin-bottom="0.35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ADERS</text:p>
        <text:p text:style-name="MP2"><text:span text:style-name="MT1">Key</text:span><text:span text:style-name="MT2"> = </text:span><text:span text:style-name="MT3">X-Auth-Token</text:span></text:p>
        <text:p text:style-name="MP2"><text:span text:style-name="MT4">Value </text:span><text:span text:style-name="MT5">= </text:span><text:span text:style-name="MT3">e0d9f47d73ae4a4a87eeb24935d8b2f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23:16:52.909723390</meta:creation-date>
    <dc:date>2019-01-26T23:44:12.565355731</dc:date>
    <meta:editing-duration>PT27M16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5" meta:paragraph-count="228" meta:word-count="452" meta:character-count="6238" meta:non-whitespace-character-count="3436"/>
  </office:meta>
</office:document-meta>
</file>